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A00000289F931B71B040637BF.png" manifest:media-type="image/png"/>
  <manifest:file-entry manifest:full-path="Pictures/100000000000041C000003706130B053B91007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d443" officeooo:paragraph-rsid="001fd4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 </text:p>
      <text:p text:style-name="P1"><draw:frame draw:style-name="fr1" draw:name="Image1" text:anchor-type="char" svg:x="0cm" svg:y="0.339cm" svg:width="17.59cm" svg:height="14.713cm" draw:z-index="0"><draw:image xlink:href="Pictures/100000000000041C000003706130B053B9100775.png" xlink:type="simple" xlink:show="embed" xlink:actuate="onLoad" draw:mime-type="image/png"/></draw:frame><draw:frame draw:style-name="fr1" draw:name="Image2" text:anchor-type="char" svg:x="-0.069cm" svg:y="15.319cm" svg:width="15.489cm" svg:height="9.541cm" draw:z-index="1"><draw:image xlink:href="Pictures/100000000000042A00000289F931B71B040637BF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778cm" fo:margin-bottom="0.05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09:50:37.392624197</meta:creation-date>
    <dc:date>2023-05-12T09:57:10.485106484</dc:date>
    <meta:editing-duration>PT6M33S</meta:editing-duration>
    <meta:editing-cycles>1</meta:editing-cycles>
    <meta:document-statistic meta:table-count="0" meta:image-count="2" meta:object-count="0" meta:page-count="1" meta:paragraph-count="1" meta:word-count="1" meta:character-count="7" meta:non-whitespace-character-count="6"/>
    <meta:generator>LibreOffice/7.0.4.2$Linux_X86_64 LibreOffice_project/00$Build-2</meta:generator>
  </office:meta>
</office:document-meta>
</file>